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ingLiU" svg:font-family="MingLiU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style:rel-width="100%" table:align="left"/>
    </style:style>
    <style:style style:name="表格1.A" style:family="table-column">
      <style:table-column-properties style:column-width="12.07cm" style:rel-column-width="46533*"/>
    </style:style>
    <style:style style:name="表格1.B" style:family="table-column">
      <style:table-column-properties style:column-width="4.928cm" style:rel-column-width="19001*"/>
    </style:style>
    <style:style style:name="表格1.A1" style:family="table-cell">
      <style:table-cell-properties style:vertical-align="middle" fo:padding="0.049cm" fo:border="none"/>
    </style:style>
    <style:style style:name="表格2" style:family="table">
      <style:table-properties style:width="16.999cm" style:rel-width="100%" table:align="left"/>
    </style:style>
    <style:style style:name="表格2.A" style:family="table-column">
      <style:table-column-properties style:column-width="8.498cm" style:rel-column-width="32767*"/>
    </style:style>
    <style:style style:name="表格2.A1" style:family="table-cell">
      <style:table-cell-properties style:vertical-align="middle" fo:background-color="#00ff00" style:border-line-width-left="0.002cm 0.088cm 0.002cm" style:border-line-width-top="0.002cm 0.088cm 0.002cm" style:border-line-width-bottom="0.002cm 0.088cm 0.002cm" fo:padding="0.132cm" fo:border-left="0.092cm double #808080" fo:border-right="none" fo:border-top="0.092cm double #808080" fo:border-bottom="0.092cm double #808080">
        <style:background-image/>
      </style:table-cell-properties>
    </style:style>
    <style:style style:name="表格2.B1" style:family="table-cell">
      <style:table-cell-properties style:vertical-align="middle" fo:background-color="#00ff00" style:border-line-width="0.002cm 0.088cm 0.002cm" fo:padding="0.132cm" fo:border="0.092cm double #808080">
        <style:background-image/>
      </style:table-cell-properties>
    </style:style>
    <style:style style:name="表格2.A2" style:family="table-cell">
      <style:table-cell-properties style:vertical-align="middle" style:border-line-width-left="0.002cm 0.088cm 0.002cm" style:border-line-width-bottom="0.002cm 0.088cm 0.002cm" fo:padding="0.132cm" fo:border-left="0.092cm double #808080" fo:border-right="none" fo:border-top="none" fo:border-bottom="0.092cm double #808080"/>
    </style:style>
    <style:style style:name="表格2.B2" style:family="table-cell">
      <style:table-cell-properties style:vertical-align="middle" style:border-line-width-left="0.002cm 0.088cm 0.002cm" style:border-line-width-right="0.002cm 0.088cm 0.002cm" style:border-line-width-bottom="0.002cm 0.088cm 0.002cm" fo:padding="0.132cm" fo:border-left="0.092cm double #808080" fo:border-right="0.092cm double #808080" fo:border-top="none" fo:border-bottom="0.092cm double #808080"/>
    </style:style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MingLiU" fo:font-size="9.5pt" style:font-name-asian="MingLiU" style:font-size-asian="9.5pt" style:font-name-complex="MingLiU" style:font-size-complex="9.5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Times New Roman1" style:font-size-asian="14pt" style:font-style-asian="normal" style:font-weight-asian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Times New Roman1" style:font-size-asian="14pt" style:language-asian="zh" style:country-asian="TW" style:font-style-asian="normal" style:font-weight-asian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bold" fo:background-color="#ffff00"/>
    </style:style>
    <style:style style:name="P7" style:family="paragraph" style:parent-style-name="Table_20_Contents">
      <style:text-properties fo:font-weight="bold"/>
    </style:style>
    <style:style style:name="P8" style:family="paragraph" style:parent-style-name="Table_20_Contents">
      <style:paragraph-properties fo:margin-top="0cm" fo:margin-bottom="0.499cm"/>
    </style:style>
    <style:style style:name="P9" style:family="paragraph" style:parent-style-name="Table_20_Contents">
      <style:paragraph-properties fo:margin-top="0cm" fo:margin-bottom="0.499cm" fo:text-align="center" style:justify-single-word="false"/>
    </style:style>
    <style:style style:name="P10" style:family="paragraph" style:parent-style-name="Preformatted_20_Text">
      <style:paragraph-properties fo:margin-top="0cm" fo:margin-bottom="0.499cm"/>
    </style:style>
    <style:style style:name="P11" style:family="paragraph" style:parent-style-name="Heading_20_1">
      <style:text-properties fo:font-variant="normal" fo:text-transform="none" fo:color="#000000" style:font-name="Times New Roman1" fo:letter-spacing="normal" fo:font-style="normal"/>
    </style:style>
    <style:style style:name="T1" style:family="text">
      <style:text-properties style:font-name="Times New Roman1" fo:font-size="14pt" fo:language="zh" fo:country="TW" fo:font-style="normal" fo:font-weight="normal"/>
    </style:style>
    <style:style style:name="T2" style:family="text">
      <style:text-properties style:font-name="Times New Roman1" fo:font-size="14pt" fo:font-style="normal" fo:font-weight="normal"/>
    </style:style>
    <style:style style:name="T3" style:family="text">
      <style:text-properties style:font-name-asian="Times New Roman1" style:font-size-asian="14pt" style:language-asian="zh" style:country-asian="TW" style:font-style-asian="normal" style:font-weight-asian="normal"/>
    </style:style>
    <style:style style:name="T4" style:family="text">
      <style:text-properties style:font-name-asian="Times New Roman1" style:font-size-asian="14pt" style:font-style-asian="normal" style:font-weight-asian="normal"/>
    </style:style>
    <style:style style:name="T5" style:family="text">
      <style:text-properties fo:color="#0000ff" style:font-name="MingLiU" fo:font-size="9.5pt" style:font-name-asian="MingLiU" style:font-size-asian="9.5pt" style:font-name-complex="MingLiU" style:font-size-complex="9.5pt"/>
    </style:style>
    <style:style style:name="T6" style:family="text">
      <style:text-properties style:use-window-font-color="true" style:font-name="MingLiU" fo:font-size="9.5pt" style:font-name-asian="MingLiU" style:font-size-asian="9.5pt" style:font-name-complex="MingLiU" style:font-size-complex="9.5pt"/>
    </style:style>
    <style:style style:name="T7" style:family="text">
      <style:text-properties fo:color="#2b91af" style:font-name="MingLiU" fo:font-size="9.5pt" style:font-name-asian="MingLiU" style:font-size-asian="9.5pt" style:font-name-complex="MingLiU" style:font-size-complex="9.5pt"/>
    </style:style>
    <style:style style:name="T8" style:family="text">
      <style:text-properties fo:color="#a31515" style:font-name="MingLiU" fo:font-size="9.5pt" style:font-name-asian="MingLiU" style:font-size-asian="9.5pt" style:font-name-complex="MingLiU" style:font-size-complex="9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Q10812: Beat the Spread!</text:h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8">超級盃又來了，為了打發中場休息時間，大家就來下注最後的結果會如何。大家下注的目標為兩隊最後的分數和，或者兩隊最後分數差的絕對值。</text:p>
            <text:p text:style-name="P8">給你這2個值，你能推出這2隊最後的得分是多少嗎？</text:p>
            <text:p text:style-name="P8">　</text:p>
          </table:table-cell>
          <table:table-cell table:style-name="表格1.A1" office:value-type="string">
            <text:p text:style-name="P9"><draw:frame draw:style-name="fr1" draw:name="圖形1" text:anchor-type="as-char" svg:width="3.175cm" svg:height="3.175cm" draw:z-index="0"><draw:image xlink:href="http://luckycat.kshs.kh.edu.tw/homework/p10812.jpg" xlink:type="simple" xlink:show="embed" xlink:actuate="onLoad"/></draw:frame></text:p>
          </table:table-cell>
        </table:table-row>
      </table:table>
      <text:p text:style-name="P3">　</text:p>
      <text:p text:style-name="P6">Input</text:p>
      <text:p text:style-name="P4">輸入的第一列有一個整數，代表以下有多少組測試資料。</text:p>
      <text:p text:style-name="P5"><text:span text:style-name="T3">每組測試資料一列，有</text:span><text:span text:style-name="T1">2</text:span><text:span text:style-name="T3">個大於等於 </text:span><text:span text:style-name="T1">0 </text:span><text:span text:style-name="T3">的整數 </text:span><text:span text:style-name="T1">s, d</text:span><text:span text:style-name="T3">，</text:span><text:span text:style-name="T1">s </text:span><text:span text:style-name="T3">代表比賽結束時</text:span><text:span text:style-name="T1">2</text:span><text:span text:style-name="T3">隊分數的總和， </text:span><text:span text:style-name="T1">d </text:span><text:span text:style-name="T3">代表比賽結束時</text:span><text:span text:style-name="T1">2</text:span><text:span text:style-name="T3">隊分數差的絕對值。</text:span></text:p>
      <text:p text:style-name="P6">Output</text:p>
      <text:p text:style-name="P5"><text:span text:style-name="T4">對每組測試資料輸出一列，包含</text:span><text:span text:style-name="T2">2</text:span><text:span text:style-name="T4">個整數代表</text:span><text:span text:style-name="T3">比賽結束時這</text:span><text:span text:style-name="T1">2</text:span><text:span text:style-name="T3">隊的分數，分數大的在前</text:span><text:span text:style-name="T4">。如果沒有這樣的分數，請輸出「 </text:span><text:span text:style-name="T2">impossible</text:span><text:span text:style-name="T4">」。 </text:span></text:p>
      <text:p text:style-name="P5"><text:span text:style-name="T4">請記得：美式足球的分數一定是大於等於 </text:span><text:span text:style-name="T2">0 </text:span><text:span text:style-name="T4">的整數。</text:span></text:p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7">Sample Input</text:p>
          </table:table-cell>
          <table:table-cell table:style-name="表格2.B1" office:value-type="string">
            <text:p text:style-name="P7">Sample Output</text:p>
          </table:table-cell>
        </table:table-row>
        <table:table-row>
          <table:table-cell table:style-name="表格2.A2" office:value-type="string">
            <text:p text:style-name="Preformatted_20_Text">4</text:p>
            <text:p text:style-name="Preformatted_20_Text">40 20</text:p>
            <text:p text:style-name="Preformatted_20_Text">20 40</text:p>
            <text:p text:style-name="Preformatted_20_Text">5 1</text:p>
            <text:p text:style-name="P10">100 1</text:p>
          </table:table-cell>
          <table:table-cell table:style-name="表格2.B2" office:value-type="string">
            <text:p text:style-name="Preformatted_20_Text">30 10</text:p>
            <text:p text:style-name="Preformatted_20_Text">impossible</text:p>
            <text:p text:style-name="Preformatted_20_Text">3 2</text:p>
            <text:p text:style-name="P10">impossible</text:p>
          </table:table-cell>
        </table:table-row>
      </table:table>
      <text:p text:style-name="Text_20_body"><text:line-break/></text:p>
      <text:p text:style-name="Text_20_body"/>
      <text:p text:style-name="P1"><text:span text:style-name="T5">Private</text:span><text:span text:style-name="T6"> </text:span><text:span text:style-name="T5">Sub</text:span><text:span text:style-name="T6"> Form1_Load(</text:span><text:span text:style-name="T5">ByVal</text:span><text:span text:style-name="T6"> sender </text:span><text:span text:style-name="T5">As</text:span><text:span text:style-name="T6"> System.</text:span><text:span text:style-name="T7">Object</text:span><text:span text:style-name="T6">, </text:span><text:span text:style-name="T5">ByVal</text:span><text:span text:style-name="T6"> e </text:span><text:span text:style-name="T5">As</text:span><text:span text:style-name="T6"> System.</text:span><text:span text:style-name="T7">EventArgs</text:span><text:span text:style-name="T6">) </text:span><text:span text:style-name="T5">Handles</text:span><text:span text:style-name="T6"> </text:span><text:span text:style-name="T5">MyBase</text:span><text:span text:style-name="T6">.Load</text:span></text:p>
      <text:p text:style-name="P1"><text:span text:style-name="T6"><text:s text:c="8"/>FileOpen(1, </text:span><text:span text:style-name="T8">"in1.txt"</text:span><text:span text:style-name="T6">, 1)</text:span></text:p>
      <text:p text:style-name="P1"><text:span text:style-name="T6"><text:s text:c="8"/>FileOpen(2, </text:span><text:span text:style-name="T8">"out1.txt"</text:span><text:span text:style-name="T6">, 2)</text:span></text:p>
      <text:p text:style-name="P2"/>
      <text:p text:style-name="P1"><text:span text:style-name="T6"><text:s text:c="8"/></text:span><text:span text:style-name="T5">Dim</text:span><text:span text:style-name="T6"> a, b, c, d </text:span><text:span text:style-name="T5">As</text:span><text:span text:style-name="T6"> </text:span><text:span text:style-name="T5">String</text:span></text:p>
      <text:p text:style-name="P1"><text:span text:style-name="T6"><text:s text:c="8"/></text:span><text:span text:style-name="T5">Dim</text:span><text:span text:style-name="T6"> f </text:span><text:span text:style-name="T5">As</text:span><text:span text:style-name="T6"> </text:span><text:span text:style-name="T5">Boolean</text:span><text:span text:style-name="T6"> = </text:span><text:span text:style-name="T5">False</text:span></text:p>
      <text:p text:style-name="P2"><text:s text:c="8"/>a = LineInput(1)</text:p>
      <text:p text:style-name="P2"/>
      <text:p text:style-name="P1"><text:span text:style-name="T6"><text:s text:c="8"/></text:span><text:span text:style-name="T5">For</text:span><text:span text:style-name="T6"> i = 1 </text:span><text:span text:style-name="T5">To</text:span><text:span text:style-name="T6"> Val(a)</text:span></text:p>
      <text:p text:style-name="P2"/>
      <text:p text:style-name="P2"><text:s text:c="12"/>b = LineInput(1)</text:p>
      <text:p text:style-name="P2"/>
      <text:p text:style-name="P1"><text:span text:style-name="T6"><text:s text:c="12"/></text:span><text:span text:style-name="T5">For</text:span><text:span text:style-name="T6"> j = 1 </text:span><text:span text:style-name="T5">To</text:span><text:span text:style-name="T6"> Len(b)</text:span></text:p>
      <text:p text:style-name="P2"/>
      <text:p text:style-name="P1"><text:span text:style-name="T6"><text:s text:c="16"/></text:span><text:span text:style-name="T5">Select</text:span><text:span text:style-name="T6"> </text:span><text:span text:style-name="T5">Case</text:span><text:span text:style-name="T6"> Mid(b, j, 1)</text:span></text:p>
      <text:p text:style-name="P1"><text:span text:style-name="T6"><text:s text:c="20"/></text:span><text:span text:style-name="T5">Case</text:span><text:span text:style-name="T6"> </text:span><text:span text:style-name="T8">"0"</text:span><text:span text:style-name="T6"> </text:span><text:span text:style-name="T5">To</text:span><text:span text:style-name="T6"> </text:span><text:span text:style-name="T8">"9"</text:span></text:p>
      <text:p text:style-name="P2"><text:s text:c="24"/>c = c &amp; Mid(b, j, 1)</text:p>
      <text:p text:style-name="P1"><text:soft-page-break/><text:span text:style-name="T6"><text:s text:c="20"/></text:span><text:span text:style-name="T5">Case Else</text:span></text:p>
      <text:p text:style-name="P2"><text:s text:c="24"/>d = c</text:p>
      <text:p text:style-name="P1"><text:span text:style-name="T6"><text:s text:c="24"/>c = </text:span><text:span text:style-name="T8">""</text:span></text:p>
      <text:p text:style-name="P1"><text:span text:style-name="T6"><text:s text:c="16"/></text:span><text:span text:style-name="T5">End</text:span><text:span text:style-name="T6"> </text:span><text:span text:style-name="T5">Select</text:span></text:p>
      <text:p text:style-name="P2"/>
      <text:p text:style-name="P1"><text:span text:style-name="T6"><text:s text:c="12"/></text:span><text:span text:style-name="T5">Next</text:span></text:p>
      <text:p text:style-name="P2"/>
      <text:p text:style-name="P1"><text:span text:style-name="T6"><text:s text:c="12"/></text:span><text:span text:style-name="T5">For</text:span><text:span text:style-name="T6"> k = 1 </text:span><text:span text:style-name="T5">To</text:span><text:span text:style-name="T6"> Val(d)</text:span></text:p>
      <text:p text:style-name="P1"><text:span text:style-name="T6"><text:s text:c="16"/></text:span><text:span text:style-name="T5">For</text:span><text:span text:style-name="T6"> l = 1 </text:span><text:span text:style-name="T5">To</text:span><text:span text:style-name="T6"> Val(d)</text:span></text:p>
      <text:p text:style-name="P1"><text:span text:style-name="T6"><text:s text:c="20"/></text:span><text:span text:style-name="T5">If</text:span><text:span text:style-name="T6"> l - k = Val(c) </text:span><text:span text:style-name="T5">And</text:span><text:span text:style-name="T6"> l + k = Val(d) </text:span><text:span text:style-name="T5">Then</text:span></text:p>
      <text:p text:style-name="P1"><text:span text:style-name="T6"><text:s text:c="24"/></text:span><text:span text:style-name="T5">If</text:span><text:span text:style-name="T6"> i = Val(a) </text:span><text:span text:style-name="T5">Then</text:span></text:p>
      <text:p text:style-name="P2"><text:s text:c="28"/>Print(2, l &amp; Space(1) &amp; k)</text:p>
      <text:p text:style-name="P1"><text:span text:style-name="T6"><text:s text:c="24"/></text:span><text:span text:style-name="T5">Else</text:span></text:p>
      <text:p text:style-name="P2"><text:s text:c="28"/>PrintLine(2, l &amp; Space(1) &amp; k)</text:p>
      <text:p text:style-name="P1"><text:span text:style-name="T6"><text:s text:c="24"/></text:span><text:span text:style-name="T5">End</text:span><text:span text:style-name="T6"> </text:span><text:span text:style-name="T5">If</text:span></text:p>
      <text:p text:style-name="P1"><text:span text:style-name="T6"><text:s text:c="24"/>f = </text:span><text:span text:style-name="T5">True</text:span></text:p>
      <text:p text:style-name="P1"><text:span text:style-name="T6"><text:s text:c="24"/></text:span><text:span text:style-name="T5">Exit For</text:span></text:p>
      <text:p text:style-name="P1"><text:span text:style-name="T6"><text:s text:c="20"/></text:span><text:span text:style-name="T5">End</text:span><text:span text:style-name="T6"> </text:span><text:span text:style-name="T5">If</text:span></text:p>
      <text:p text:style-name="P1"><text:span text:style-name="T6"><text:s text:c="16"/></text:span><text:span text:style-name="T5">Next</text:span></text:p>
      <text:p text:style-name="P1"><text:span text:style-name="T6"><text:s text:c="16"/></text:span><text:span text:style-name="T5">If</text:span><text:span text:style-name="T6"> f = </text:span><text:span text:style-name="T5">True</text:span><text:span text:style-name="T6"> </text:span><text:span text:style-name="T5">Then</text:span></text:p>
      <text:p text:style-name="P1"><text:span text:style-name="T6"><text:s text:c="20"/>f = </text:span><text:span text:style-name="T5">False</text:span></text:p>
      <text:p text:style-name="P1"><text:span text:style-name="T6"><text:s text:c="20"/></text:span><text:span text:style-name="T5">Exit For</text:span></text:p>
      <text:p text:style-name="P1"><text:span text:style-name="T6"><text:s text:c="16"/></text:span><text:span text:style-name="T5">End</text:span><text:span text:style-name="T6"> </text:span><text:span text:style-name="T5">If</text:span></text:p>
      <text:p text:style-name="P1"><text:span text:style-name="T6"><text:s text:c="16"/></text:span><text:span text:style-name="T5">If</text:span><text:span text:style-name="T6"> k &gt; Val(d) / 2 </text:span><text:span text:style-name="T5">Then</text:span></text:p>
      <text:p text:style-name="P1"><text:span text:style-name="T6"><text:s text:c="20"/></text:span><text:span text:style-name="T5">If</text:span><text:span text:style-name="T6"> i = Val(a) </text:span><text:span text:style-name="T5">Then</text:span></text:p>
      <text:p text:style-name="P1"><text:span text:style-name="T6"><text:s text:c="24"/>Print(2, </text:span><text:span text:style-name="T8">"impossible"</text:span><text:span text:style-name="T6">)</text:span></text:p>
      <text:p text:style-name="P1"><text:span text:style-name="T6"><text:s text:c="20"/></text:span><text:span text:style-name="T5">Else</text:span></text:p>
      <text:p text:style-name="P1"><text:span text:style-name="T6"><text:s text:c="24"/>PrintLine(2, </text:span><text:span text:style-name="T8">"impossible"</text:span><text:span text:style-name="T6">)</text:span></text:p>
      <text:p text:style-name="P1"><text:span text:style-name="T6"><text:s text:c="20"/></text:span><text:span text:style-name="T5">End</text:span><text:span text:style-name="T6"> </text:span><text:span text:style-name="T5">If</text:span></text:p>
      <text:p text:style-name="P1"><text:span text:style-name="T6"><text:s text:c="20"/></text:span><text:span text:style-name="T5">Exit For</text:span></text:p>
      <text:p text:style-name="P1"><text:span text:style-name="T6"><text:s text:c="16"/></text:span><text:span text:style-name="T5">End</text:span><text:span text:style-name="T6"> </text:span><text:span text:style-name="T5">If</text:span></text:p>
      <text:p text:style-name="P1"><text:span text:style-name="T6"><text:s text:c="12"/></text:span><text:span text:style-name="T5">Next</text:span></text:p>
      <text:p text:style-name="P2"/>
      <text:p text:style-name="P1"><text:span text:style-name="T6"><text:s text:c="12"/>c = </text:span><text:span text:style-name="T8">""</text:span></text:p>
      <text:p text:style-name="P2"/>
      <text:p text:style-name="P1"><text:span text:style-name="T6"><text:s text:c="8"/></text:span><text:span text:style-name="T5">Next</text:span></text:p>
      <text:p text:style-name="P2"/>
      <text:p text:style-name="P1"><text:span text:style-name="T6"><text:s text:c="4"/></text:span><text:span text:style-name="T5">End</text:span><text:span text:style-name="T6"> </text:span><text:span text:style-name="T5">Sub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ingLiU" svg:font-family="MingLiU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S</meta:editing-duration>
    <meta:editing-cycles>3</meta:editing-cycles>
    <meta:generator>OpenOffice/4.1.3$Win32 OpenOffice.org_project/413m1$Build-9783</meta:generator>
    <dc:date>2018-01-01T21:17:47.65</dc:date>
    <meta:document-statistic meta:table-count="2" meta:image-count="1" meta:object-count="0" meta:page-count="2" meta:paragraph-count="69" meta:word-count="446" meta:character-count="1862"/>
    <meta:user-defined meta:name="Info 1"/>
    <meta:user-defined meta:name="Info 2"/>
    <meta:user-defined meta:name="Info 3"/>
    <meta:user-defined meta:name="Info 4"/>
  </office:meta>
</office:document-meta>
</file>